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shMessage.AbstractSshMessage( boolean verbos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shMessage.setLogListener( LogListener a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Message.sendAck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shMessage.openExecChannel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gressMonitor.getTotal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Message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shMessage.logStats( long timeStarted , long timeEnded , long total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gressMonitor.init( int op , String src , String dest , long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shMessage.waitForAck( InputStream 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SshMessage.getProgressMoni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shMessage.AbstractSshMessag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essMonitor.count( long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gressMonitor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shMessage.trackProgress( long filesize , long totalLength , int percentTransmitt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SshMessage.openSftp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shMessage.get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